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rebuchet MS" fo:font-weight="bold" style:font-weight-asian="bold" style:font-weight-complex="bold"/>
    </style:style>
    <style:style style:name="P2" style:family="paragraph" style:parent-style-name="Standard">
      <style:text-properties style:font-name="Trebuchet MS" fo:font-size="10pt" fo:font-weight="normal" style:font-size-asian="8.75pt" style:font-weight-asian="normal" style:font-size-complex="10pt" style:font-weight-complex="normal"/>
    </style:style>
    <style:style style:name="P3" style:family="paragraph" style:parent-style-name="Standard">
      <style:text-properties fo:color="#333333" style:font-name="Trebuchet MS" fo:font-size="12pt" fo:font-weight="bold" style:font-size-asian="12pt" style:font-weight-asian="bold" style:font-size-complex="12pt" style:font-weight-complex="bold"/>
    </style:style>
    <style:style style:name="P4" style:family="paragraph" style:parent-style-name="Standard">
      <style:text-properties fo:color="#333333" style:font-name="Trebuchet MS" fo:font-size="10pt" fo:font-weight="normal" style:font-size-asian="8.75pt" style:font-weight-asian="normal" style:font-size-complex="10pt" style:font-weight-complex="normal"/>
    </style:style>
    <style:style style:name="T1" style:family="text">
      <style:text-properties fo:font-variant="normal" fo:text-transform="none" fo:letter-spacing="normal" fo:font-style="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lease give details of the work you are interested in doing at CERN?</text:p>
      <text:p text:style-name="P1"/>
      <text:p text:style-name="P2">As a software engineering undergraduate, I am keen to become involved at CERN as a technical student working in a computer science or software development/engineering role. I see the placement opportunity offered by CERN to be an excellent path to gain real world experience with the skills I have already learned as well as furthering my existing knowledge. My ideal type of work would be a project that allows me to put all the software development skills I have gained through my education at college and university to the test by building a project that has both practical and real world value. Particularly if the work can involve elements of programming and program design. My strengths in my degree scheme are firstly in Java development and program design, followed by web development using PHP. Therefore, any projects and placements that could potentially give me more experience in these areas would interest me the most but I would also be interested in any other opportunities that could be available.</text:p>
      <text:p text:style-name="P2"/>
      <text:p text:style-name="P3"><text:span text:style-name="T1">What is the motivation for your application? </text:span></text:p>
      <text:p text:style-name="P3"><text:span text:style-name="T1">Note: Applicants for Fellowships and Student Programmes are particularly encouraged to complete this section explaining what they hope to achieve at CERN and their interest in this programme.</text:span></text:p>
      <text:p text:style-name="P3"><text:span text:style-name="T1"/></text:p>
      <text:p text:style-name="P4"><text:span text:style-name="T1">I think a better question for this section would be why wouldn't a student in my position want to apply to CERN. For starters, this is an opportunity to work for one of the most famous academic institutions in the world with some of the worlds brightest minds at the forefront of scientific endeavour. As a student who has always had a keen interest in science from a young age and is hoping to potentially go into postgraduate research after completing my degree scheme, I can not think of a better place in the world to get an idea of what it might be like to work in such an environment than a placement at such a significant scientific institution that brings all branches of science together towards a common goal. Another key reason which drove me to apply to this particular programme was the location. One of my life goals is to travel and see the world. I am very keen to spend some part of my career living and working in a foreign country. Obtaining an industrial placement in Geneva would check the box on one of my major life goals. The practical experience offered also provided an essential incentive for me to apply. I would relish the chance to gain real work experience and expand my knowledge and skills in such a famous and stimulating environment. If I were to be given a place on this programme, I would hope to return having achieved a meaningful project that has further developed my technical knowledge, but would also hope to achieve personal development by furthering my interpersonal and communication skills that will help me become a successful software engine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el </meta:initial-creator>
    <meta:creation-date>2012-10-03T14:21:00</meta:creation-date>
    <dc:date>2012-10-03T20:19:22</dc:date>
    <dc:creator>Samuel </dc:creator>
    <meta:editing-duration>PT5H43M11S</meta:editing-duration>
    <meta:editing-cycles>21</meta:editing-cycles>
    <meta:generator>LibreOffice/3.5$Linux_X86_64 LibreOffice_project/350m1$Build-2</meta:generator>
    <meta:document-statistic meta:table-count="0" meta:image-count="0" meta:object-count="0" meta:page-count="1" meta:paragraph-count="5" meta:word-count="497" meta:character-count="2911" meta:non-whitespace-character-count="2418"/>
  </office:meta>
</office:document-meta>
</file>